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0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10.00pt" fo:margin-bottom="6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top="10.00pt" fo:margin-bottom="6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10.00pt" fo:margin-bottom="6.00pt"/>
    </style: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top="10.00pt" fo:margin-bottom="6.00pt"/>
    </style:style>
    <style:style style:name="P20" style:family="paragraph">
      <style:paragraph-properties fo:line-height="115.00%" fo:text-align="left" fo:margin-bottom="7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10.00pt" fo:margin-bottom="6.00pt"/>
    </style: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top="10.00pt" fo:margin-bottom="6.00pt"/>
    </style:style>
    <style:style style:name="P26" style:family="paragraph">
      <style:paragraph-properties fo:line-height="115.00%" fo:text-align="left" fo:margin-bottom="7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10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top="10.00pt" fo:margin-bottom="6.00pt"/>
    </style:style>
    <style:style style:name="P31" style:family="paragraph">
      <style:paragraph-properties fo:line-height="100.00%" fo:text-align="left"/>
    </style:style>
  </office:automatic-styles>
  <office:body>
    <office:text>
      <text:p text:style-name="P1"><text:span text:style-name="T1">NAME:Poornima.G.Prabhu<text:s text:c="3"/>Date:01.12.2018<text:s text:c="3"/></text:span></text:p>
      <text:p text:style-name="P1"><text:span text:style-name="T1">ASSignment:1</text:span></text:p>
      <text:p text:style-name="P1"><text:span text:style-name="T1">USN:01FM16MCA031</text:span></text:p>
      <text:p text:style-name="P2"><text:span text:style-name="T2"/></text:p>
      <text:p text:style-name="P3"><text:span text:style-name="T3">1.COMMANDS FOR INSTALLIN DJANGO</text:span></text:p>
      <text:p text:style-name="P4"><text:span text:style-name="T4">hdadmin@mca11:~$ pip install django</text:span></text:p>
      <text:p text:style-name="P4"><text:span text:style-name="T4">Collecting django</text:span></text:p>
      <text:p text:style-name="P4"><text:span text:style-name="T4"><text:s text:c="2"/>Downloading<text:s/></text:span><text:a xlink:href="https://files.pythonhosted.org/packages/44/e7/872bbf76aa16b7a061698d75325dac023285db33db4bda8ba8fe5d3bb356/Django-1.11.16-py2.py3-none-any.whl"><text:span text:style-name="T5">https://files.pythonhosted.org/packages/44/e7/872bbf76aa16b7a061698d75325dac023285db33db4bda8ba8fe5d3bb356/Django-1.11.16-py2.py3-none-any.whl</text:span></text:a><text:span text:style-name="T6"><text:s/>(7.0MB)</text:span></text:p>
      <text:p text:style-name="P4"><text:span text:style-name="T6"><text:s text:c="4"/>100% |</text:span><text:span text:style-name="T7">████████████████████████████████</text:span><text:span text:style-name="T8">| 7.0MB 177kB/s </text:span></text:p>
      <text:p text:style-name="P4"><text:span text:style-name="T8">Collecting pytz (from django)</text:span></text:p>
      <text:p text:style-name="P4"><text:span text:style-name="T8"><text:s text:c="2"/>Downloading<text:s/></text:span><text:a xlink:href="https://files.pythonhosted.org/packages/f8/0e/2365ddc010afb3d79147f1dd544e5ee24bf4ece58ab99b16fbb465ce6dc0/pytz-2018.7-py2.py3-none-any.whl"><text:span text:style-name="T9">https://files.pythonhosted.org/packages/f8/0e/2365ddc010afb3d79147f1dd544e5ee24bf4ece58ab99b16fbb465ce6dc0/pytz-2018.7-py2.py3-none-any.whl</text:span></text:a><text:span text:style-name="T10"><text:s/>(506kB)</text:span></text:p>
      <text:p text:style-name="P4"><text:span text:style-name="T10"><text:s text:c="4"/>100% |</text:span><text:span text:style-name="T11">████████████████████████████████</text:span><text:span text:style-name="T12">| 512kB 541kB/s </text:span></text:p>
      <text:p text:style-name="P4"><text:span text:style-name="T12">Installing collected packages: pytz, django</text:span></text:p>
      <text:p text:style-name="P4"><text:span text:style-name="T12">Successfully installed django-1.11.16 pytz-2018.7</text:span></text:p>
      <text:p text:style-name="P4"><text:span text:style-name="T13"/></text:p>
      <text:p text:style-name="P5"><text:span text:style-name="T14">2.Installing python-django</text:span></text:p>
      <text:p text:style-name="P5"><text:span text:style-name="T15"/></text:p>
      <text:p text:style-name="P6"><text:span text:style-name="T16">hdadmin@mca11</text:span><text:span text:style-name="T17">:~$ sudo apt-get install python-django</text:span></text:p>
      <text:p text:style-name="P6"><text:span text:style-name="T17">[sudo] password for hdadmin: </text:span></text:p>
      <text:p text:style-name="P6"><text:span text:style-name="T17">Reading package lists... Done</text:span></text:p>
      <text:p text:style-name="P6"><text:span text:style-name="T17">Building dependency tree<text:s text:c="7"/></text:span></text:p>
      <text:p text:style-name="P6"><text:span text:style-name="T17">Reading state information... Done</text:span></text:p>
      <text:p text:style-name="P6"><text:span text:style-name="T17">The following additional packages will be installed:</text:span></text:p>
      <text:p text:style-name="P6"><text:span text:style-name="T17"><text:s text:c="2"/>javascript-common libjs-jquery python-django-common python-sqlparse</text:span></text:p>
      <text:p text:style-name="P6"><text:span text:style-name="T17"><text:s text:c="2"/>python-tz</text:span></text:p>
      <text:p text:style-name="P6"><text:span text:style-name="T17">Suggested packages:</text:span></text:p>
      <text:p text:style-name="P6"><text:span text:style-name="T17"><text:s text:c="2"/>apache2 | lighttpd | httpd bpython geoip-database-extra</text:span></text:p>
      <text:p text:style-name="P6"><text:span text:style-name="T17"><text:s text:c="2"/>| geoip-database-contrib ipython libgdal1 python-bcrypt python-django-doc</text:span></text:p>
      <text:p text:style-name="P6"><text:span text:style-name="T17"><text:s text:c="2"/>python-flup python-memcache python-pil python-psycopg2 python-pymysql</text:span></text:p>
      <text:p text:style-name="P6"><text:span text:style-name="T17"><text:s text:c="2"/>python-sqlite python-yaml python-sqlparse-doc</text:span></text:p>
      <text:p text:style-name="P6"><text:span text:style-name="T17">The following NEW packages will be installed:</text:span></text:p>
      <text:p text:style-name="P6"><text:span text:style-name="T17"><text:s text:c="2"/>javascript-common libjs-jquery python-django python-django-common</text:span></text:p>
      <text:p text:style-name="P6"><text:span text:style-name="T17"><text:s text:c="2"/>python-sqlparse python-tz</text:span></text:p>
      <text:p text:style-name="P6"><text:span text:style-name="T17">0 upgraded, 6 newly installed, 0 to remove and 25 not upgraded.</text:span></text:p>
      <text:p text:style-name="P6"><text:span text:style-name="T17">Need to get 2,638 kB of archives.</text:span></text:p>
      <text:p text:style-name="P6"><text:span text:style-name="T17">After this operation, 27.4 MB of additional disk space will be used.</text:span></text:p>
      <text:p text:style-name="P6"><text:span text:style-name="T17">Do you want to continue? [Y/n] y</text:span></text:p>
      <text:p text:style-name="P6"><text:span text:style-name="T17">Get:1<text:s/></text:span><text:a xlink:href="http://in.archive.ubuntu.com/ubuntu bionic-updates/main"><text:span text:style-name="T18">http://in.archive.ubuntu.com/ubuntu bionic-updates/main</text:span></text:a><text:span text:style-name="T19"><text:s/>amd64 python-django-common all 1:1.11.11-1ubuntu1.1 [1,521 kB]</text:span></text:p>
      <text:p text:style-name="P6"><text:span text:style-name="T19">Get:2<text:s/></text:span><text:a xlink:href="http://in.archive.ubuntu.com/ubuntu bionic/main"><text:span text:style-name="T20">http://in.archive.ubuntu.com/ubuntu bionic/main</text:span></text:a><text:span text:style-name="T21"><text:s/>amd64 python-tz all 2018.3-2 [31.6 kB]</text:span></text:p>
      <text:p text:style-name="P6"><text:span text:style-name="T21">Get:3<text:s/></text:span><text:a xlink:href="http://in.archive.ubuntu.com/ubuntu bionic-updates/main"><text:span text:style-name="T22">http://in.archive.ubuntu.com/ubuntu bionic-updates/main</text:span></text:a><text:span text:style-name="T23"><text:s/>amd64 python-django all 1:1.11.11-1ubuntu1.1 [899 kB]</text:span></text:p>
      <text:p text:style-name="P6"><text:span text:style-name="T23">Get:4<text:s/></text:span><text:a xlink:href="http://in.archive.ubuntu.com/ubuntu bionic/main"><text:span text:style-name="T24">http://in.archive.ubuntu.com/ubuntu bionic/main</text:span></text:a><text:span text:style-name="T25"><text:s/>amd64 javascript-common all 11 [6,066 B]</text:span></text:p>
      <text:p text:style-name="P6"><text:span text:style-name="T25">Get:5<text:s/></text:span><text:a xlink:href="http://in.archive.ubuntu.com/ubuntu bionic/main"><text:span text:style-name="T26">http://in.archive.ubuntu.com/ubuntu bionic/main</text:span></text:a><text:span text:style-name="T27"><text:s/>amd64 libjs-jquery all 3.2.1-1 [152 kB]</text:span></text:p>
      <text:p text:style-name="P6"><text:span text:style-name="T27">Get:6<text:s/></text:span><text:a xlink:href="http://in.archive.ubuntu.com/ubuntu bionic/main"><text:span text:style-name="T28">http://in.archive.ubuntu.com/ubuntu bionic/main</text:span></text:a><text:span text:style-name="T29"><text:s/>amd64 python-sqlparse all 0.2.4-0.1 [28.0 kB]</text:span></text:p>
      <text:p text:style-name="P6"><text:span text:style-name="T29">Fetched 2,638 kB in 15s (176 kB/s)<text:s text:c="45"/></text:span></text:p>
      <text:p text:style-name="P6"><text:span text:style-name="T29">Selecting previously unselected package python-django-common.</text:span></text:p>
      <text:p text:style-name="P6"><text:span text:style-name="T29">(Reading database ... 172309 files and directories currently installed.)</text:span></text:p>
      <text:p text:style-name="P6"><text:span text:style-name="T29">Preparing to unpack .../0-python-django-common_1%3a1.11.11-1ubuntu1.1_all.deb ...</text:span></text:p>
      <text:p text:style-name="P6"><text:span text:style-name="T29">Unpacking python-django-common (1:1.11.11-1ubuntu1.1) ...</text:span></text:p>
      <text:p text:style-name="P6"><text:span text:style-name="T29">Selecting previously unselected package python-tz.</text:span></text:p>
      <text:p text:style-name="P6"><text:span text:style-name="T29">Preparing to unpack .../1-python-tz_2018.3-2_all.deb ...</text:span></text:p>
      <text:p text:style-name="P6"><text:span text:style-name="T29">Unpacking python-tz (2018.3-2) ...</text:span></text:p>
      <text:p text:style-name="P6"><text:span text:style-name="T29">Selecting previously unselected package python-django.</text:span></text:p>
      <text:p text:style-name="P6"><text:span text:style-name="T29">Preparing to unpack .../2-python-django_1%3a1.11.11-1ubuntu1.1_all.deb ...</text:span></text:p>
      <text:p text:style-name="P6"><text:span text:style-name="T29">Unpacking python-django (1:1.11.11-1ubuntu1.1) ...</text:span></text:p>
      <text:p text:style-name="P6"><text:span text:style-name="T29">Selecting previously unselected package javascript-common.</text:span></text:p>
      <text:p text:style-name="P6"><text:span text:style-name="T29">Preparing to unpack .../3-javascript-common_11_all.deb ...</text:span></text:p>
      <text:p text:style-name="P6"><text:span text:style-name="T29">Unpacking javascript-common (11) ...</text:span></text:p>
      <text:p text:style-name="P6"><text:span text:style-name="T29">Selecting previously unselected package libjs-jquery.</text:span></text:p>
      <text:p text:style-name="P6"><text:span text:style-name="T29">Preparing to unpack .../4-libjs-jquery_3.2.1-1_all.deb ...</text:span></text:p>
      <text:p text:style-name="P6"><text:span text:style-name="T29">Unpacking libjs-jquery (3.2.1-1) ...</text:span></text:p>
      <text:p text:style-name="P6"><text:span text:style-name="T29">Selecting previously unselected package python-sqlparse.</text:span></text:p>
      <text:p text:style-name="P6"><text:span text:style-name="T29">Preparing to unpack .../5-python-sqlparse_0.2.4-0.1_all.deb ...</text:span></text:p>
      <text:p text:style-name="P6"><text:span text:style-name="T29">Unpacking python-sqlparse (0.2.4-0.1) ...</text:span></text:p>
      <text:p text:style-name="P6"><text:span text:style-name="T29">Setting up libjs-jquery (3.2.1-1) ...</text:span></text:p>
      <text:p text:style-name="P6"><text:span text:style-name="T29">Setting up python-sqlparse (0.2.4-0.1) ...</text:span></text:p>
      <text:p text:style-name="P6"><text:span text:style-name="T29">Setting up python-tz (2018.3-2) ...</text:span></text:p>
      <text:p text:style-name="P6"><text:span text:style-name="T29">Processing triggers for man-db (2.8.3-2) ...</text:span></text:p>
      <text:p text:style-name="P6"><text:span text:style-name="T29">Setting up javascript-common (11) ...</text:span></text:p>
      <text:p text:style-name="P6"><text:span text:style-name="T29">Setting up python-django-common (1:1.11.11-1ubuntu1.1) ...</text:span></text:p>
      <text:p text:style-name="P6"><text:span text:style-name="T29">Setting up python-django (1:1.11.11-1ubuntu1.1) ...</text:span></text:p>
      <text:p text:style-name="P6"><text:span text:style-name="T30"/></text:p>
      <text:p text:style-name="P7"><text:span text:style-name="T31">3.Checking python django version</text:span></text:p>
      <text:p text:style-name="P8"><text:span text:style-name="T32"/></text:p>
      <text:p text:style-name="P8"><text:span text:style-name="T33">hdadmin@mca11</text:span><text:span text:style-name="T34">:~/demo$ python -m django --version</text:span></text:p>
      <text:p text:style-name="P8"><text:span text:style-name="T34">1.11.16</text:span></text:p>
      <text:p text:style-name="P8"><text:span text:style-name="T35"/></text:p>
      <text:p text:style-name="P9"><text:span text:style-name="T36">4.Checking python django-admin version</text:span></text:p>
      <text:p text:style-name="P10"><text:span text:style-name="T37"/></text:p>
      <text:p text:style-name="P11"><text:span text:style-name="T38">hdadmin@mca11</text:span><text:span text:style-name="T39">:~/demo$ django-admin --version</text:span></text:p>
      <text:p text:style-name="P11"><text:span text:style-name="T39">1.11.16</text:span></text:p>
      <text:p text:style-name="P11"><text:span text:style-name="T40"/></text:p>
      <text:p text:style-name="P11"><text:span text:style-name="T40"/></text:p>
      <text:p text:style-name="P12"><text:span text:style-name="T41">5.Creating project Demoa</text:span></text:p>
      <text:p text:style-name="P13"><text:span text:style-name="T42"/></text:p>
      <text:p text:style-name="P13"><text:span text:style-name="T43">hdadmin@mca11</text:span><text:span text:style-name="T44">:~/demo$ django-admin startproject demoa</text:span></text:p>
      <text:p text:style-name="P13"><text:span text:style-name="T45">hdadmin@mca11</text:span><text:span text:style-name="T46">:~/demo$ cd demoa</text:span></text:p>
      <text:p text:style-name="P13"><text:span text:style-name="T47">hdadmin@mca11</text:span><text:span text:style-name="T48">:~/demo/demoa$ ls</text:span></text:p>
      <text:p text:style-name="P13"><text:span text:style-name="T48">demoa<text:s text:c="2"/>manage.py</text:span></text:p>
      <text:p text:style-name="P13"><text:span text:style-name="T49">hdadmin@mca11</text:span><text:span text:style-name="T50">:~/demo/demoa$ cd demoa/</text:span></text:p>
      <text:p text:style-name="P13"><text:span text:style-name="T51">hdadmin@mca11</text:span><text:span text:style-name="T52">:~/demo/demoa/demoa$ ls</text:span></text:p>
      <text:p text:style-name="P13"><text:span text:style-name="T52">__init__.py<text:s text:c="2"/>settings.py<text:s text:c="2"/>urls.py<text:s text:c="2"/>wsgi.py</text:span></text:p>
      <text:p text:style-name="P13"><text:span text:style-name="T53">hdadmin@mca11</text:span><text:span text:style-name="T54">:~/demo/demoa/demoa$ cd ..</text:span></text:p>
      <text:p text:style-name="P13"><text:span text:style-name="T55">hdadmin@mca11</text:span><text:span text:style-name="T56">:~/demo/demoa$ cd ..</text:span></text:p>
      <text:p text:style-name="P13"><text:span text:style-name="T57">hdadmin@mca11</text:span><text:span text:style-name="T58">:~/demo$ cd demoa</text:span></text:p>
      <text:p text:style-name="P13"><text:span text:style-name="T58"><text:s/></text:span></text:p>
      <text:p text:style-name="P13"><text:span text:style-name="T59"/></text:p>
      <text:p text:style-name="P14"><text:span text:style-name="T60">6.Creating s hello startapp</text:span></text:p>
      <text:p text:style-name="P15"><text:span text:style-name="T61"/></text:p>
      <text:p text:style-name="P15"><text:span text:style-name="T62">hdadmin@mca11</text:span><text:span text:style-name="T63">:~/demo/demoa$ python manage.py startapp hello</text:span></text:p>
      <text:p text:style-name="P15"><text:span text:style-name="T64">hdadmin@mca11</text:span><text:span text:style-name="T65">:~/demo/demoa$ cd hello/</text:span></text:p>
      <text:p text:style-name="P15"><text:span text:style-name="T66">hdadmin@mca11</text:span><text:span text:style-name="T67">:~/demo/demoa/hello$ ls</text:span></text:p>
      <text:p text:style-name="P15"><text:span text:style-name="T67">admin.py<text:s text:c="2"/>apps.py<text:s text:c="2"/>__init__.py<text:s text:c="2"/>migrations<text:s text:c="2"/>models.py<text:s text:c="2"/>tests.py<text:s text:c="2"/>views.py</text:span></text:p>
      <text:p text:style-name="P15"><text:span text:style-name="T68"/></text:p>
      <text:p text:style-name="P15"><text:span text:style-name="T68"/></text:p>
      <text:p text:style-name="P15"><text:span text:style-name="T68"/></text:p>
      <text:p text:style-name="P15"><text:span text:style-name="T68"/></text:p>
      <text:p text:style-name="P16"><text:span text:style-name="T69">7.In hello editing View.py</text:span></text:p>
      <text:p text:style-name="P17"><text:span text:style-name="T70"/></text:p>
      <text:p text:style-name="P18"><text:span text:style-name="T71">hdadmin@mca11</text:span><text:span text:style-name="T72">:~/demo/demoa/hello$ gedit views.py</text:span></text:p>
      <text:p text:style-name="P18"><text:span text:style-name="T73"/></text:p>
      <text:p text:style-name="P18"><text:span text:style-name="T74"># -*- coding: utf-8 -*-</text:span></text:p>
      <text:p text:style-name="P18"><text:span text:style-name="T74">from __future__ import unicode_literals</text:span></text:p>
      <text:p text:style-name="P18"><text:span text:style-name="T75"/></text:p>
      <text:p text:style-name="P18"><text:span text:style-name="T76">from django.shortcuts import render</text:span></text:p>
      <text:p text:style-name="P18"><text:span text:style-name="T77"/></text:p>
      <text:p text:style-name="P18"><text:span text:style-name="T78">from django.http import HttpResponse</text:span></text:p>
      <text:p text:style-name="P18"><text:span text:style-name="T79"/></text:p>
      <text:p text:style-name="P18"><text:span text:style-name="T80">def index(request):</text:span></text:p>
      <text:p text:style-name="P18"><text:span text:style-name="T80"><text:s text:c="4"/>return HttpResponse("Hello word")</text:span></text:p>
      <text:p text:style-name="P18"><text:span text:style-name="T81"/></text:p>
      <text:p text:style-name="P19"><text:span text:style-name="T82">8.In hello editing urls.py</text:span></text:p>
      <text:p text:style-name="P20"><text:span text:style-name="T83"/></text:p>
      <text:p text:style-name="P21"><text:span text:style-name="T84">hdadmin@mca11</text:span><text:span text:style-name="T85">:~/demo/demoa/hello$ gedit urls.py</text:span></text:p>
      <text:p text:style-name="P21"><text:span text:style-name="T86"/></text:p>
      <text:p text:style-name="P21"><text:span text:style-name="T87">from django.conf.urls import url</text:span></text:p>
      <text:p text:style-name="P21"><text:span text:style-name="T87">from . import views</text:span></text:p>
      <text:p text:style-name="P21"><text:span text:style-name="T88"/></text:p>
      <text:p text:style-name="P21"><text:span text:style-name="T89">urlpatterns = [</text:span></text:p>
      <text:p text:style-name="P21"><text:span text:style-name="T89"><text:s text:c="3"/>url(r'$^',views.index,name='index'),</text:span></text:p>
      <text:p text:style-name="P21"><text:span text:style-name="T89">]</text:span></text:p>
      <text:p text:style-name="P21"><text:span text:style-name="T90"/></text:p>
      <text:p text:style-name="P21"><text:span text:style-name="T90"/></text:p>
      <text:p text:style-name="P22"><text:span text:style-name="T91">9.Come back to hello</text:span></text:p>
      <text:p text:style-name="P23"><text:span text:style-name="T92"/></text:p>
      <text:p text:style-name="P24"><text:span text:style-name="T93">hdadmin@mca11</text:span><text:span text:style-name="T94">:~/demo/demoa/hello$ cd ..</text:span></text:p>
      <text:p text:style-name="P24"><text:span text:style-name="T95">hdadmin@mca11</text:span><text:span text:style-name="T96">:~/demo/demoa$ ls</text:span></text:p>
      <text:p text:style-name="P24"><text:span text:style-name="T96">demoa<text:s text:c="2"/>hello<text:s text:c="2"/>manage.py</text:span></text:p>
      <text:p text:style-name="P24"><text:span text:style-name="T97"/></text:p>
      <text:p text:style-name="P24"><text:span text:style-name="T98">8.Back to demoa project</text:span></text:p>
      <text:p text:style-name="P24"><text:span text:style-name="T99">hdadmin@mca11</text:span><text:span text:style-name="T100">:~/demo/demoa$ cd demoa/</text:span></text:p>
      <text:p text:style-name="P24"><text:span text:style-name="T101">hdadmin@mca11</text:span><text:span text:style-name="T102">:~/demo/demoa/demoa$ ls</text:span></text:p>
      <text:p text:style-name="P24"><text:span text:style-name="T102">__init__.py<text:s text:c="2"/>__init__.pyc<text:s text:c="2"/>settings.py<text:s text:c="2"/>settings.pyc<text:s text:c="2"/>urls.py<text:s text:c="2"/>wsgi.py</text:span></text:p>
      <text:p text:style-name="P24"><text:span text:style-name="T103"/></text:p>
      <text:p text:style-name="P25"><text:span text:style-name="T104">10.In demoa editing urls.py</text:span></text:p>
      <text:p text:style-name="P26"><text:span text:style-name="T105"/></text:p>
      <text:p text:style-name="P27"><text:span text:style-name="T106">hdadmin@mca11</text:span><text:span text:style-name="T107">:~/demo/demoa/demoa$ gedit urls.py</text:span></text:p>
      <text:p text:style-name="P27"><text:span text:style-name="T107">"""demoa URL Configuration</text:span></text:p>
      <text:p text:style-name="P27"><text:span text:style-name="T108"/></text:p>
      <text:p text:style-name="P27"><text:span text:style-name="T109">The `urlpatterns` list routes URLs to views. For more information please see:</text:span></text:p>
      <text:p text:style-name="P27"><text:span text:style-name="T109"><text:s text:c="4"/></text:span><text:a xlink:href="https://docs.djangoproject.com/en/1.11/topics/http/urls/"><text:span text:style-name="T110">https://docs.djangoproject.com/en/1.11/topics/http/urls/</text:span></text:a><text:span text:style-name="T111"/></text:p>
      <text:p text:style-name="P27"><text:span text:style-name="T111">Examples:</text:span></text:p>
      <text:p text:style-name="P27"><text:span text:style-name="T111">Function views</text:span></text:p>
      <text:p text:style-name="P27"><text:span text:style-name="T111"><text:s text:c="4"/>1. Add an import:<text:s text:c="2"/>from my_app import views</text:span></text:p>
      <text:p text:style-name="P27"><text:span text:style-name="T111"><text:s text:c="4"/>2. Add a URL to urlpatterns:<text:s text:c="2"/>url(r'^$', views.home, name='home')</text:span></text:p>
      <text:p text:style-name="P27"><text:span text:style-name="T111">Class-based views</text:span></text:p>
      <text:p text:style-name="P27"><text:span text:style-name="T111"><text:s text:c="4"/>1. Add an import:<text:s text:c="2"/>from other_app.views import Home</text:span></text:p>
      <text:p text:style-name="P27"><text:span text:style-name="T111"><text:s text:c="4"/>2. Add a URL to urlpatterns:<text:s text:c="2"/>url(r'^$', Home.as_view(), name='home')</text:span></text:p>
      <text:p text:style-name="P27"><text:span text:style-name="T111">Including another URLconf</text:span></text:p>
      <text:p text:style-name="P27"><text:span text:style-name="T111"><text:s text:c="4"/>1. Import the include() function: from django.conf.urls import url, include</text:span></text:p>
      <text:p text:style-name="P27"><text:span text:style-name="T111"><text:s text:c="4"/>2. Add a URL to urlpatterns:<text:s text:c="2"/>url(r'^blog/', include('blog.urls'))</text:span></text:p>
      <text:p text:style-name="P27"><text:span text:style-name="T111">"""</text:span></text:p>
      <text:p text:style-name="P27"><text:span text:style-name="T111">from django.conf.urls import url, include</text:span></text:p>
      <text:p text:style-name="P27"><text:span text:style-name="T111">from django.contrib import admin</text:span></text:p>
      <text:p text:style-name="P27"><text:span text:style-name="T112"/></text:p>
      <text:p text:style-name="P27"><text:span text:style-name="T113">urlpatterns = [</text:span></text:p>
      <text:p text:style-name="P27"><text:span text:style-name="T113"><text:s text:c="4"/>url(r'^admin/', admin.site.urls),</text:span></text:p>
      <text:p text:style-name="P27"><text:span text:style-name="T113"><text:s text:c="4"/>url(r'^hello/',include('hello.urls')),</text:span></text:p>
      <text:p text:style-name="P27"><text:span text:style-name="T113">]</text:span></text:p>
      <text:p text:style-name="P27"><text:span text:style-name="T114"/></text:p>
      <text:p text:style-name="P27"><text:span text:style-name="T114"/></text:p>
      <text:p text:style-name="P28"><text:span text:style-name="T115">11.In demoa editing setting.py</text:span></text:p>
      <text:p text:style-name="P29"><text:span text:style-name="T116">hdadmin@mca11</text:span><text:span text:style-name="T117">:~/demo/demoa/demoa$ gedit settings.py</text:span></text:p>
      <text:p text:style-name="P29"><text:span text:style-name="T117">"""</text:span></text:p>
      <text:p text:style-name="P29"><text:span text:style-name="T117">Django settings for demoa project.</text:span></text:p>
      <text:p text:style-name="P29"><text:span text:style-name="T118"/></text:p>
      <text:p text:style-name="P29"><text:span text:style-name="T119">Generated by 'django-admin startproject' using Django 1.11.16.</text:span></text:p>
      <text:p text:style-name="P29"><text:span text:style-name="T120"/></text:p>
      <text:p text:style-name="P29"><text:span text:style-name="T121">For more information on this file, see</text:span></text:p>
      <text:p text:style-name="P29"><text:a xlink:href="https://docs.djangoproject.com/en/1.11/topics/settings/"><text:span text:style-name="T122">https://docs.djangoproject.com/en/1.11/topics/settings/</text:span></text:a><text:span text:style-name="T123"/></text:p>
      <text:p text:style-name="P29"><text:span text:style-name="T124"/></text:p>
      <text:p text:style-name="P29"><text:span text:style-name="T125">For the full list of settings and their values, see</text:span></text:p>
      <text:p text:style-name="P29"><text:a xlink:href="https://docs.djangoproject.com/en/1.11/ref/settings/"><text:span text:style-name="T126">https://docs.djangoproject.com/en/1.11/ref/settings/</text:span></text:a><text:span text:style-name="T127"/></text:p>
      <text:p text:style-name="P29"><text:span text:style-name="T127">"""</text:span></text:p>
      <text:p text:style-name="P29"><text:span text:style-name="T128"/></text:p>
      <text:p text:style-name="P29"><text:span text:style-name="T129">import os</text:span></text:p>
      <text:p text:style-name="P29"><text:span text:style-name="T130"/></text:p>
      <text:p text:style-name="P29"><text:span text:style-name="T131"># Build paths inside the project like this: os.path.join(BASE_DIR, ...)</text:span></text:p>
      <text:p text:style-name="P29"><text:span text:style-name="T131">BASE_DIR = os.path.dirname(os.path.dirname(os.path.abspath(__file__)))</text:span></text:p>
      <text:p text:style-name="P29"><text:span text:style-name="T132"/></text:p>
      <text:p text:style-name="P29"><text:span text:style-name="T132"/></text:p>
      <text:p text:style-name="P29"><text:span text:style-name="T133"># Quick-start development settings - unsuitable for production</text:span></text:p>
      <text:p text:style-name="P29"><text:span text:style-name="T133"># See<text:s/></text:span><text:a xlink:href="https://docs.djangoproject.com/en/1.11/howto/deployment/checklist/"><text:span text:style-name="T134">https://docs.djangoproject.com/en/1.11/howto/deployment/checklist/</text:span></text:a><text:span text:style-name="T135"/></text:p>
      <text:p text:style-name="P29"><text:span text:style-name="T136"/></text:p>
      <text:p text:style-name="P29"><text:span text:style-name="T137"># SECURITY WARNING: keep the secret key used in production secret!</text:span></text:p>
      <text:p text:style-name="P29"><text:span text:style-name="T137">SECRET_KEY = 't(f&amp;l%l1n@@1nbsccn29qk**vyh557_cehbylhx_8xt3gfk@*0'</text:span></text:p>
      <text:p text:style-name="P29"><text:span text:style-name="T138"/></text:p>
      <text:p text:style-name="P29"><text:span text:style-name="T139"># SECURITY WARNING: don't run with debug turned on in production!</text:span></text:p>
      <text:p text:style-name="P29"><text:span text:style-name="T139">DEBUG = True</text:span></text:p>
      <text:p text:style-name="P29"><text:span text:style-name="T140"/></text:p>
      <text:p text:style-name="P29"><text:span text:style-name="T141">ALLOWED_HOSTS = []</text:span></text:p>
      <text:p text:style-name="P29"><text:span text:style-name="T142"/></text:p>
      <text:p text:style-name="P29"><text:span text:style-name="T142"/></text:p>
      <text:p text:style-name="P29"><text:span text:style-name="T143"># Application definition</text:span></text:p>
      <text:p text:style-name="P29"><text:span text:style-name="T144"/></text:p>
      <text:p text:style-name="P29"><text:span text:style-name="T145">INSTALLED_APPS = [</text:span></text:p>
      <text:p text:style-name="P29"><text:span text:style-name="T145"><text:s text:c="4"/>'django.contrib.admin',</text:span></text:p>
      <text:p text:style-name="P29"><text:span text:style-name="T145"><text:s text:c="4"/>'django.contrib.auth',</text:span></text:p>
      <text:p text:style-name="P29"><text:span text:style-name="T145"><text:s text:c="4"/>'django.contrib.contenttypes',</text:span></text:p>
      <text:p text:style-name="P29"><text:span text:style-name="T145"><text:s text:c="4"/>'django.contrib.sessions',</text:span></text:p>
      <text:p text:style-name="P29"><text:span text:style-name="T145"><text:s text:c="4"/>'django.contrib.messages',</text:span></text:p>
      <text:p text:style-name="P29"><text:span text:style-name="T145"><text:s text:c="4"/>'django.contrib.staticfiles',</text:span></text:p>
      <text:p text:style-name="P29"><text:span text:style-name="T145"><text:s text:c="4"/>'hello',</text:span></text:p>
      <text:p text:style-name="P29"><text:span text:style-name="T145">]</text:span></text:p>
      <text:p text:style-name="P29"><text:span text:style-name="T146"/></text:p>
      <text:p text:style-name="P29"><text:span text:style-name="T147">MIDDLEWARE = [</text:span></text:p>
      <text:p text:style-name="P29"><text:span text:style-name="T147"><text:s text:c="4"/>'django.middleware.security.SecurityMiddleware',</text:span></text:p>
      <text:p text:style-name="P29"><text:span text:style-name="T147"><text:s text:c="4"/>'django.contrib.sessions.middleware.SessionMiddleware',</text:span></text:p>
      <text:p text:style-name="P29"><text:span text:style-name="T147"><text:s text:c="4"/>'django.middleware.common.CommonMiddleware',</text:span></text:p>
      <text:p text:style-name="P29"><text:span text:style-name="T147"><text:s text:c="4"/>'django.middleware.csrf.CsrfViewMiddleware',</text:span></text:p>
      <text:p text:style-name="P29"><text:span text:style-name="T147"><text:s text:c="4"/>'django.contrib.auth.middleware.AuthenticationMiddleware',</text:span></text:p>
      <text:p text:style-name="P29"><text:span text:style-name="T147"><text:s text:c="4"/>'django.contrib.messages.middleware.MessageMiddleware',</text:span></text:p>
      <text:p text:style-name="P29"><text:span text:style-name="T147"><text:s text:c="4"/>'django.middleware.clickjacking.XFrameOptionsMiddleware',</text:span></text:p>
      <text:p text:style-name="P29"><text:span text:style-name="T147">]</text:span></text:p>
      <text:p text:style-name="P29"><text:span text:style-name="T148"/></text:p>
      <text:p text:style-name="P29"><text:span text:style-name="T149">ROOT_URLCONF = 'demoa.urls'</text:span></text:p>
      <text:p text:style-name="P29"><text:span text:style-name="T150"/></text:p>
      <text:p text:style-name="P29"><text:span text:style-name="T151">TEMPLATES = [</text:span></text:p>
      <text:p text:style-name="P29"><text:span text:style-name="T151"><text:s text:c="4"/>{</text:span></text:p>
      <text:p text:style-name="P29"><text:span text:style-name="T151"><text:s text:c="8"/>'BACKEND': 'django.template.backends.django.DjangoTemplates',</text:span></text:p>
      <text:p text:style-name="P29"><text:span text:style-name="T151"><text:s text:c="8"/>'DIRS': [],</text:span></text:p>
      <text:p text:style-name="P29"><text:span text:style-name="T151"><text:s text:c="8"/>'APP_DIRS': True,</text:span></text:p>
      <text:p text:style-name="P29"><text:span text:style-name="T151"><text:s text:c="8"/>'OPTIONS': {</text:span></text:p>
      <text:p text:style-name="P29"><text:span text:style-name="T151"><text:s text:c="12"/>'context_processors': [</text:span></text:p>
      <text:p text:style-name="P29"><text:span text:style-name="T151"><text:s text:c="16"/>'django.template.context_processors.debug',</text:span></text:p>
      <text:p text:style-name="P29"><text:span text:style-name="T151"><text:s text:c="16"/>'django.template.context_processors.request',</text:span></text:p>
      <text:p text:style-name="P29"><text:span text:style-name="T151"><text:s text:c="16"/>'django.contrib.auth.context_processors.auth',</text:span></text:p>
      <text:p text:style-name="P29"><text:span text:style-name="T151"><text:s text:c="16"/>'django.contrib.messages.context_processors.messages',</text:span></text:p>
      <text:p text:style-name="P29"><text:span text:style-name="T151"><text:s text:c="12"/>],</text:span></text:p>
      <text:p text:style-name="P29"><text:span text:style-name="T151"><text:s text:c="8"/>},</text:span></text:p>
      <text:p text:style-name="P29"><text:span text:style-name="T151"><text:s text:c="4"/>},</text:span></text:p>
      <text:p text:style-name="P29"><text:span text:style-name="T151">]</text:span></text:p>
      <text:p text:style-name="P29"><text:span text:style-name="T152"/></text:p>
      <text:p text:style-name="P29"><text:span text:style-name="T153">WSGI_APPLICATION = 'demoa.wsgi.application'</text:span></text:p>
      <text:p text:style-name="P29"><text:span text:style-name="T154"/></text:p>
      <text:p text:style-name="P29"><text:span text:style-name="T154"/></text:p>
      <text:p text:style-name="P29"><text:span text:style-name="T155"># Database</text:span></text:p>
      <text:p text:style-name="P29"><text:span text:style-name="T155">#<text:s/></text:span><text:a xlink:href="https://docs.djangoproject.com/en/1.11/ref/settings/#databases"><text:span text:style-name="T156">https://docs.djangoproject.com/en/1.11/ref/settings/#databases</text:span></text:a><text:span text:style-name="T157"/></text:p>
      <text:p text:style-name="P29"><text:span text:style-name="T158"/></text:p>
      <text:p text:style-name="P29"><text:span text:style-name="T159">DATABASES = {</text:span></text:p>
      <text:p text:style-name="P29"><text:span text:style-name="T159"><text:s text:c="4"/>'default': {</text:span></text:p>
      <text:p text:style-name="P29"><text:span text:style-name="T159"><text:s text:c="8"/>'ENGINE': 'django.db.backends.sqlite3',</text:span></text:p>
      <text:p text:style-name="P29"><text:span text:style-name="T159"><text:s text:c="8"/>'NAME': os.path.join(BASE_DIR, 'db.sqlite3'),</text:span></text:p>
      <text:p text:style-name="P29"><text:span text:style-name="T159"><text:s text:c="4"/>}</text:span></text:p>
      <text:p text:style-name="P29"><text:span text:style-name="T159">}</text:span></text:p>
      <text:p text:style-name="P29"><text:span text:style-name="T160"/></text:p>
      <text:p text:style-name="P29"><text:span text:style-name="T160"/></text:p>
      <text:p text:style-name="P29"><text:span text:style-name="T161"># Password validation</text:span></text:p>
      <text:p text:style-name="P29"><text:span text:style-name="T161">#<text:s/></text:span><text:a xlink:href="https://docs.djangoproject.com/en/1.11/ref/settings/#auth-password-validators"><text:span text:style-name="T162">https://docs.djangoproject.com/en/1.11/ref/settings/#auth-password-validators</text:span></text:a><text:span text:style-name="T163"/></text:p>
      <text:p text:style-name="P29"><text:span text:style-name="T164"/></text:p>
      <text:p text:style-name="P29"><text:span text:style-name="T165">AUTH_PASSWORD_VALIDATORS = [</text:span></text:p>
      <text:p text:style-name="P29"><text:span text:style-name="T165"><text:s text:c="4"/>{</text:span></text:p>
      <text:p text:style-name="P29"><text:span text:style-name="T165"><text:s text:c="8"/>'NAME': 'django.contrib.auth.password_validation.UserAttributeSimilarityValidator',</text:span></text:p>
      <text:p text:style-name="P29"><text:span text:style-name="T165"><text:s text:c="4"/>},</text:span></text:p>
      <text:p text:style-name="P29"><text:span text:style-name="T165"><text:s text:c="4"/>{</text:span></text:p>
      <text:p text:style-name="P29"><text:span text:style-name="T165"><text:s text:c="8"/>'NAME': 'django.contrib.auth.password_validation.MinimumLengthValidator',</text:span></text:p>
      <text:p text:style-name="P29"><text:span text:style-name="T165"><text:s text:c="4"/>},</text:span></text:p>
      <text:p text:style-name="P29"><text:span text:style-name="T165"><text:s text:c="4"/>{</text:span></text:p>
      <text:p text:style-name="P29"><text:span text:style-name="T165"><text:s text:c="8"/>'NAME': 'django.contrib.auth.password_validation.CommonPasswordValidator',</text:span></text:p>
      <text:p text:style-name="P29"><text:span text:style-name="T165"><text:s text:c="4"/>},</text:span></text:p>
      <text:p text:style-name="P29"><text:span text:style-name="T165"><text:s text:c="4"/>{</text:span></text:p>
      <text:p text:style-name="P29"><text:span text:style-name="T165"><text:s text:c="8"/>'NAME': 'django.contrib.auth.password_validation.NumericPasswordValidator',</text:span></text:p>
      <text:p text:style-name="P29"><text:span text:style-name="T165"><text:s text:c="4"/>},</text:span></text:p>
      <text:p text:style-name="P29"><text:span text:style-name="T165">]</text:span></text:p>
      <text:p text:style-name="P29"><text:span text:style-name="T166"/></text:p>
      <text:p text:style-name="P29"><text:span text:style-name="T166"/></text:p>
      <text:p text:style-name="P29"><text:span text:style-name="T167"># Internationalization</text:span></text:p>
      <text:p text:style-name="P29"><text:span text:style-name="T167">#<text:s/></text:span><text:a xlink:href="https://docs.djangoproject.com/en/1.11/topics/i18n/"><text:span text:style-name="T168">https://docs.djangoproject.com/en/1.11/topics/i18n/</text:span></text:a><text:span text:style-name="T169"/></text:p>
      <text:p text:style-name="P29"><text:span text:style-name="T170"/></text:p>
      <text:p text:style-name="P29"><text:span text:style-name="T171">LANGUAGE_CODE = 'en-us'</text:span></text:p>
      <text:p text:style-name="P29"><text:span text:style-name="T172"/></text:p>
      <text:p text:style-name="P29"><text:span text:style-name="T173">TIME_ZONE = 'UTC'</text:span></text:p>
      <text:p text:style-name="P29"><text:span text:style-name="T174"/></text:p>
      <text:p text:style-name="P29"><text:span text:style-name="T175">USE_I18N = True</text:span></text:p>
      <text:p text:style-name="P29"><text:span text:style-name="T176"/></text:p>
      <text:p text:style-name="P29"><text:span text:style-name="T177">USE_L10N = True</text:span></text:p>
      <text:p text:style-name="P29"><text:span text:style-name="T178"/></text:p>
      <text:p text:style-name="P29"><text:span text:style-name="T179">USE_TZ = True</text:span></text:p>
      <text:p text:style-name="P29"><text:span text:style-name="T180"/></text:p>
      <text:p text:style-name="P29"><text:span text:style-name="T180"/></text:p>
      <text:p text:style-name="P29"><text:span text:style-name="T181"># Static files (CSS, JavaScript, Images)</text:span></text:p>
      <text:p text:style-name="P29"><text:span text:style-name="T181">#<text:s/></text:span><text:a xlink:href="https://docs.djangoproject.com/en/1.11/howto/static-files/"><text:span text:style-name="T182">https://docs.djangoproject.com/en/1.11/howto/static-files/</text:span></text:a><text:span text:style-name="T183"/></text:p>
      <text:p text:style-name="P29"><text:span text:style-name="T184"/></text:p>
      <text:p text:style-name="P29"><text:span text:style-name="T185">hdadmin@mca27:~/demo/demoa/demoa$ cd ..</text:span></text:p>
      <text:p text:style-name="P29"><text:span text:style-name="T186"/></text:p>
      <text:p text:style-name="P30"><text:span text:style-name="T187">12.Running the server</text:span></text:p>
      <text:p text:style-name="P31"><text:span text:style-name="T188">hdadmin@mca11</text:span><text:span text:style-name="T189">:~/demo/demoa$ python manage.py runserver<text:s text:c="2"/>8018</text:span></text:p>
      <text:p text:style-name="P31"><text:span text:style-name="T189">Performing system checks...</text:span></text:p>
      <text:p text:style-name="P31"><text:span text:style-name="T190"/></text:p>
      <text:p text:style-name="P31"><text:span text:style-name="T191">System check identified no issues (0 silenced).</text:span></text:p>
      <text:p text:style-name="P31"><text:span text:style-name="T192"/></text:p>
      <text:p text:style-name="P31"><text:span text:style-name="T193">You have 13 unapplied migration(s). Your project may not work properly until you apply the migrations for app(s): admin, auth, contenttypes, sessions.</text:span></text:p>
      <text:p text:style-name="P31"><text:span text:style-name="T193">Run 'python manage.py migrate' to apply them.</text:span></text:p>
      <text:p text:style-name="P31"><text:span text:style-name="T194"/></text:p>
      <text:p text:style-name="P31"><text:span text:style-name="T195">December 01, 2018 - 06:36:20</text:span></text:p>
      <text:p text:style-name="P31"><text:span text:style-name="T195">Django version 1.11.16, using settings 'demoa.settings'</text:span></text:p>
      <text:p text:style-name="P31"><text:span text:style-name="T195">Starting development server at<text:s/></text:span><text:a xlink:href="http://127.0.0.1:8018/"><text:span text:style-name="T196">http://127.0.0.1:8018/</text:span></text:a><text:span text:style-name="T197"/></text:p>
      <text:p text:style-name="P31"><text:span text:style-name="T197">Quit the server with CONTROL-C.</text:span></text:p>
      <text:p text:style-name="P31"><text:span text:style-name="T197">Not Found: /</text:span></text:p>
      <text:p text:style-name="P31"><text:span text:style-name="T197">[01/Dec/2018 06:36:29] "GET / HTTP/1.1" 404 2017</text:span></text:p>
      <text:p text:style-name="P31"><text:span text:style-name="T197">Not Found: /favicon.ico</text:span></text:p>
      <text:p text:style-name="P31"><text:span text:style-name="T197">[01/Dec/2018 06:36:29] "GET /favicon.ico HTTP/1.1" 404 2068</text:span></text:p>
      <text:p text:style-name="P31"><text:span text:style-name="T197">Not Found: /favicon.ico</text:span></text:p>
      <text:p text:style-name="P31"><text:span text:style-name="T197">[01/Dec/2018 06:36:29] "GET /favicon.ico HTTP/1.1" 404 2068</text:span></text:p>
      <text:p text:style-name="P31"><text:span text:style-name="T197">[01/Dec/2018 06:37:24] "GET /hello/ HTTP/1.1" 200 10</text:span></text:p>
      <text:p text:style-name="P31"><text:span text:style-name="T197">Not Found: /favicon.ico</text:span></text:p>
      <text:p text:style-name="P31"><text:span text:style-name="T197">[01/Dec/2018 06:37:24] "GET /favicon.ico HTTP/1.1" 404 2068</text:span></text:p>
      <text:p text:style-name="P31"><text:span text:style-name="T198"/></text:p>
      <text:p text:style-name="P31"><draw:frame text:anchor-type="as-char" svg:width="170.13mm" svg:height="96.84mm" style:rel-width="scale" style:rel-height="scale"><draw:object-ole xlink:href="OleObj1"/><draw:image xlink:href="ObjectReplacements/OleObj1"/></draw:frame><text:span text:style-name="T1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